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2"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4"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T5" style:parent-style-name="Policepardéfaut" style:family="text">
      <style:text-properties style:font-name="Wingdings" style:font-name-asian="Wingdings" style:font-name-complex="Wingdings"/>
    </style:style>
    <style:style style:name="T6" style:parent-style-name="Policepardéfaut" style:family="text">
      <style:text-properties style:font-name="Wingdings" style:font-name-asian="Wingdings" style:font-name-complex="Wingdings"/>
    </style:style>
    <style:style style:name="P7"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8"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T9" style:parent-style-name="Policepardéfaut" style:family="text">
      <style:text-properties fo:font-size="12pt" style:font-size-asian="12pt" style:font-size-complex="12pt"/>
    </style:style>
    <style:style style:name="T10" style:parent-style-name="Policepardéfaut" style:family="text">
      <style:text-properties fo:font-size="12pt" style:font-size-asian="12pt" style:font-size-complex="12pt"/>
    </style:style>
  </office:automatic-styles>
  <office:body>
    <office:text text:use-soft-page-breaks="true">
      <text:p text:style-name="P1">Rapport (Achille Andes, Suzie Quintard)</text:p>
      <text:p text:style-name="P2"/>
      <text:p text:style-name="P3">Déroulement des séances :</text:p>
      <text:p text:style-name="Normal">-Nous avons d’abord mis en place GitHub afin de pouvoir modifier chacun de notre côté le projet tout en se partageant<text:s/>le fichier modifié.</text:p>
      <text:p text:style-name="Normal">-En premier lieu, nous avons cherché à importer et lire les données du fichier Excel dans python. Après différents essais infructueux, nous avons découverts le module panda qui nous a permis de l’importer sans encombre.</text:p>
      <text:p text:style-name="Normal">-On a ensuite cherché à convertir ces données en liste afin de pouvoir les manipuler par la suite. C’est ce pourquoi nous avons créé une liste pour chaque variable.</text:p>
      <text:p text:style-name="Normal">- Après réflexion, nous nous sommes rendu compte que, les id se référents à différents capteurs, il était<text:s/>nécessaire de séparer chaque variable par temps. On se retrouve alors avec une liste pour une variable appliquée à une id, soit 7 listes par capteur. A ce moment-là, il a été nécessaire de convertir les points dans les listes de temps, ce qui nous a posé problème.</text:p>
      <text:p text:style-name="Normal">-Par la suite pour le tracé des courbes, nous avons mis en place un système de conditions. C’est-à-dire que selon la variable 1 voulu, le programme affiche à chaque fois la colonne correspondante en fonction du temps et ce, pour chaque capteur.</text:p>
      <text:p text:style-name="Normal">-Puis, nous avons fait de même avec la variable 2.</text:p>
      <text:p text:style-name="Normal">-Pendant les séances qui suivirent nous avons fait en sorte d’afficher le graphique avec 2 variables différentes ainsi que les valeurs statistiques demandées.</text:p>
      <text:p text:style-name="Normal">-Pour finir, nous avons fait apparaître sur la courbe les parties considérées comme anormales en ayant au préalable défini ce qui les caractérisait.</text:p>
      <text:p text:style-name="Normal"/>
      <text:p text:style-name="P4">Principaux problèmes rencontrés :</text:p>
      <text:p text:style-name="Normal">-Comme cité précédemment, la première difficulté fut de convertir le fichier csv dans python. Cependant, une fois panda<text:s/>découvert, le fichier a pu y être intégré.<text:s/></text:p>
      <text:p text:style-name="Normal">-Notre deuxième obstacle fut la conversion des dates. En effet, après avoir bien regardé le fichier fourni, il est apparu que les dates étaient écrite sous ce format : AAAA-MM-JJ+(fuseau horaire). Il a donc fallu<text:s/>les convertir afin de pouvoir les exploiter dans les graphes en tant qu’abscisse. Il a aussi fallu faire en sorte que les intervalles de dates demandés soient bien respectés en créant un conditionnement entre start_date et end_date, les dates délimitant l’intervalle, et sent-at[0] et sent_at[-1]. Ce conditionnement a permis de déterminer les indices encadrant ce laps de temps.</text:p>
      <text:p text:style-name="Normal">-Après l’affichage des courbes, l’affichage du texte s’est révélé plus compliqué que ce que nous pensions. Il a fallu trouver un moyen d’afficher les valeurs mais aussi une partie sous forme de texte avant pour savoir à quelle valeur statistique correspond quel nombre.</text:p>
      <text:p text:style-name="Normal">-Un autre problème s’est présenté lors de l’ajout de la deuxième variable : l’implémentation d’un deuxième axe des ordonnées afin de pouvoir afficher deux courbes correspondant à deux variables différentes et donc à deux unités différentes. Pour pouvoir l’afficher il a donc fallu différencier les deux axes avec « twinx ».</text:p>
      <text:soft-page-break/>
      <text:p text:style-name="Normal"><text:line-break/>Par exemple nous avions :<text:line-break/>-ax11<text:span text:style-name="T5"></text:span>plt.subplot(321)<text:line-break/>-ax22<text:span text:style-name="T6"></text:span>ax11.twinx</text:p>
      <text:p text:style-name="Normal">-De plus, lors de l’affichage de deux variables en même temps sur le graphique, nous avons eu des difficultés à afficher correctement les valeurs statistiques de la deuxième variable. En effet, pour la deuxième variable, le texte était pris en compte avec l’échelle de la deuxième variable et non pas avec celle de la première. Les deux textes ne s’affichaient pas selon la même échelle, ce qui causait des superpositions de textes et un mauvais positionnement. Il a donc fallu les mettre sur la même échelle.</text:p>
      <text:p text:style-name="Normal">-Enfin, concernant le graphique, notre dernière difficulté fut la mise en place de la légende. Pour une raison qui nous était inconnue, la légende ne s’affichait que partiellement.<text:s/></text:p>
      <text:p text:style-name="Normal">-Un problème inattendu est apparu : la modification du<text:s/>fichier csv de base, compromettant nos algorithmes.</text:p>
      <text:p text:style-name="Normal">-Pour la détection des anomalies, notre premier problème était une mauvaise compréhension de ce qui caractérisait une anomalie. En effet, nous voulions détecter les anomalies à l’aide des valeurs statistiques en considérant comme hors normes les valeurs en dehors de + ou – 2 écart type par rapport à la moyenne. Cependant, nous nous sommes souvenu que tous les points n’étaient pas définis dans le fichier d’origine, ce qui signifie que les anomalies seraient<text:s/>les zones où on trouve une différence de temps supérieur à l’intervalle régulier(15minutes).</text:p>
      <text:p text:style-name="Normal">- Le deuxième fut, lors de l’affichage de la liste des indices des point anormales, le cas d’une liste vide. Nous avons donc eu l’idée d’implémenter un conditionnement, seulement, cela n’a pas suffi puisque des anomalies apparaissaient encore dans les courbes.</text:p>
      <text:p text:style-name="Normal">-Une dernière difficulté, qui fut plus une obligation prenant du temps, fut de copier-coller les algorithmes pour chaque capteur et ce, pour chaque modification apportée.</text:p>
      <text:p text:style-name="Normal"/>
      <text:p text:style-name="P7">Choix des algorithmes finaux :</text:p>
      <text:p text:style-name="Normal">On importe d’abord tous les modules dont on a besoin (panda, matplotlib ,…).</text:p>
      <text:p text:style-name="Normal">En premier lieu les algorithmes de statistiques ont été créés afin de ne pas utiliser ceux déjà présents dans python.<text:line-break/>Nos choix ont été dans une optique d’adaptation aux problèmes rencontrés lors de nos séances. Afin de simplifier l’utilisation des données nous avons converti ces données en liste. De plus, nous avons ajouté un algorithme implémentant des variables pour utiliser ces listes plus rapidement.<text:line-break/>Afin de pouvoir afficher les courbe, travaillant sur des listes, nous avons au préalable créé un algorithme de condition identifiant les indices de laps de temps demandés par l’interlocuteur.<text:line-break/>Enfin pour l’affichage des courbes nous avons utilisé les fonctions de matplotlib telles que plt.text, plt.legend, … La différence se fait au niveau de la variable 2, où l’on doit faire apparaître le deuxième axe en reprenant le modèle du premier (exemple : ax21.tick_params (axis='y', labelcolor = 'tab:green')).</text:p>
      <text:p text:style-name="Normal"/>
      <text:p text:style-name="P8">Conclusion :</text:p>
      <text:soft-page-break/>
      <text:p text:style-name="Normal"><text:span text:style-name="T9">La présence d’anomalies est révélée, d’après notre algorithme, sur le capteurs 5 uniquement. Cette observation nous amène à penser que ce capteur est défaillant ou a été perturbé par une cause extérieure pendant un temps<text:s/></text:span><text:span text:style-name="T10">donné, ce qui n’est pas le cas des autres capteurs. Il faudrait donc déterminer la cause de ses anomalies en inspectant ce capteur et en vérifiant le bon état de ses composa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zie Quintard</meta:initial-creator>
    <dc:creator>aachi</dc:creator>
    <meta:creation-date>2020-11-09T15:22:00Z</meta:creation-date>
    <dc:date>2020-11-17T10:23:00Z</dc:date>
    <meta:template xlink:href="Normal" xlink:type="simple"/>
    <meta:editing-cycles>4</meta:editing-cycles>
    <meta:editing-duration>PT900S</meta:editing-duration>
    <meta:document-statistic meta:page-count="3" meta:paragraph-count="12" meta:word-count="960" meta:character-count="6228" meta:row-count="44" meta:non-whitespace-character-count="5280"/>
  </office:meta>
</office:document-meta>
</file>